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88cm solid #ff3333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3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Feuille3.M13" table:end-x="1.182cm" table:end-y="0.603cm" draw:z-index="0" draw:style-name="gr1" draw:text-style-name="P1" svg:width="15.99cm" svg:height="9.2cm" svg:x="0.999cm" svg:y="0.027cm">
              <draw:object draw:notify-on-update-of-ranges="Feuille3.C1:Feuille3.C1 Feuille3.C2:Feuille3.C11 Feuille3.E1:Feuille3.E1 Feuille3.E2:Feuille3.E11 Feuille3.D1:Feuille3.D1 Feuille3.D2:Feuille3.D11 Feuille3.B1:Feuille3.B1 Feuille3.B2:Feuille3.B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2.5">
            <text:p>2,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2,5m</text:p>
          </table:table-cell>
          <table:covered-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7.5">
            <text:p>7,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2.5">
            <text:p>1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7.5">
            <text:p>17,5</text:p>
          </table:table-cell>
          <table:table-cell table:style-name="ce1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float" office:value="22.5">
            <text:p>2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salicorne</text:p>
          </table:table-cell>
          <table:table-cell table:formula="of:=SUM([.B2:.B8])/10" office:value-type="float" office:value="54">
            <text:p>54</text:p>
          </table:table-cell>
        </table:table-row>
        <table:table-row table:style-name="ro2">
          <table:table-cell table:number-columns-repeated="13"/>
          <table:table-cell office:value-type="string">
            <text:p>soude</text:p>
          </table:table-cell>
          <table:table-cell table:formula="of:=SUM([.C2:.C8])/10" office:value-type="float" office:value="0.2">
            <text:p>0,2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10" office:value-type="float" office:value="15.8">
            <text:p>15,8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10" office:value-type="float" office:value="0">
            <text:p>0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70">
            <text:p>7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Feuille4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Feuille4.M14" table:end-x="0.293cm" table:end-y="0.151cm" draw:z-index="0" draw:style-name="gr1" draw:text-style-name="P1" svg:width="15.999cm" svg:height="9.243cm" svg:x="0.101cm" svg:y="0.1cm">
              <draw:object draw:notify-on-update-of-ranges="Feuille4.A2:Feuille4.A8 Feuille4.C1:Feuille4.C1 Feuille4.C2:Feuille4.C8 Feuille4.E1:Feuille4.E1 Feuille4.E2:Feuille4.E8 Feuille4.D1:Feuille4.D1 Feuille4.D2:Feuille4.D8 Feuille4.B1:Feuille4.B1 Feuille4.B2:Feuille4.B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2,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13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10" office:value-type="float" office:value="48.5">
            <text:p>48,5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10" office:value-type="float" office:value="3">
            <text:p>3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10" office:value-type="float" office:value="16.5">
            <text:p>16,5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10" office:value-type="float" office:value="2">
            <text:p>2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70">
            <text:p>7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8106" number:language="fr" number:country="FR">
      <number:number number:decimal-places="2" number:min-integer-digits="1"/>
      <number:text> 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/11/2017</text:date>, <text:time>11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7-11-27T11:53:36.52</dc:date>
    <meta:editing-duration>PT7H32M33S</meta:editing-duration>
    <meta:editing-cycles>16</meta:editing-cycles>
    <meta:generator>OpenOffice/4.1.3$Win32 OpenOffice.org_project/413m1$Build-9783</meta:generator>
    <dc:creator>Silène Godard-Cadillac</dc:creator>
    <meta:document-statistic meta:table-count="2" meta:cell-count="119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99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201cm" xlink:href=".." xlink:type="simple" chart:class="chart:area" chart:style-name="ch1">
        <chart:legend chart:legend-position="end" svg:x="13.86cm" svg:y="3.502cm" style:legend-expansion="high" chart:style-name="ch2"/>
        <chart:plot-area chart:style-name="ch3" table:cell-range-address="Feuille3.B1:Feuille3.E11" chart:data-source-has-labels="row" svg:x="0.769cm" svg:y="0.871cm" svg:width="12.453cm" svg:height="7.726cm">
          <chartooo:coordinate-region svg:x="1.893cm" svg:y="1.084cm" svg:width="11.142cm" svg:height="6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3.C2:Feuille3.C11" chart:label-cell-address="Feuille3.C1:Feuille3.C1" chart:class="chart:area">
            <chart:data-point chart:repeated="10"/>
          </chart:series>
          <chart:series chart:style-name="ch8" chart:values-cell-range-address="Feuille3.E2:Feuille3.E11" chart:label-cell-address="Feuille3.E1:Feuille3.E1" chart:class="chart:area">
            <chart:data-point chart:repeated="10"/>
          </chart:series>
          <chart:series chart:style-name="ch9" chart:values-cell-range-address="Feuille3.D2:Feuille3.D11" chart:label-cell-address="Feuille3.D1:Feuille3.D1" chart:class="chart:area">
            <chart:data-point chart:repeated="10"/>
          </chart:series>
          <chart:series chart:style-name="ch10" chart:values-cell-range-address="Feuille3.B2:Feuille3.B11" chart:label-cell-address="Feuille3.B1:Feuille3.B1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3.C1:Feuille3.C1</svg:desc>
                </draw:g>
              </table:table-cell>
              <table:table-cell office:value-type="string">
                <text:p>autre</text:p>
                <draw:g>
                  <svg:desc>Feuille3.E1:Feuille3.E1</svg:desc>
                </draw:g>
              </table:table-cell>
              <table:table-cell office:value-type="string">
                <text:p>obione</text:p>
                <draw:g>
                  <svg:desc>Feuille3.D1:Feuille3.D1</svg:desc>
                </draw:g>
              </table:table-cell>
              <table:table-cell office:value-type="string">
                <text:p>salicorne</text:p>
                <draw:g>
                  <svg:desc>Feuille3.B1:Feuille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3.C2:Feuille3.C11</svg:desc>
                </draw:g>
              </table:table-cell>
              <table:table-cell office:value-type="float" office:value="0">
                <text:p>0</text:p>
                <draw:g>
                  <svg:desc>Feuille3.E2:Feuille3.E11</svg:desc>
                </draw:g>
              </table:table-cell>
              <table:table-cell office:value-type="float" office:value="20">
                <text:p>20</text:p>
                <draw:g>
                  <svg:desc>Feuille3.D2:Feuille3.D11</svg:desc>
                </draw:g>
              </table:table-cell>
              <table:table-cell office:value-type="float" office:value="80">
                <text:p>80</text:p>
                <draw:g>
                  <svg:desc>Feuille3.B2:Feuille3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244cm" xlink:href=".." xlink:type="simple" chart:class="chart:area" chart:style-name="ch1">
        <chart:legend chart:legend-position="end" svg:x="13.869cm" svg:y="3.524cm" style:legend-expansion="high" chart:style-name="ch2"/>
        <chart:plot-area chart:style-name="ch3" table:cell-range-address="Feuille4.A2:Feuille4.B8 Feuille4.C1:Feuille4.E8 Feuille4.B1:Feuille4.B1" chart:data-source-has-labels="both" svg:x="0.77cm" svg:y="0.871cm" svg:width="12.459cm" svg:height="7.769cm">
          <chartooo:coordinate-region svg:x="1.894cm" svg:y="1.083cm" svg:width="11.148cm" svg:height="6.884cm"/>
          <chart:axis chart:dimension="x" chart:name="primary-x" chart:style-name="ch4" chartooo:axis-type="auto">
            <chartooo:date-scale/>
            <chart:categories table:cell-range-address="Feuille4.A2:Feuille4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4.C2:Feuille4.C8" chart:label-cell-address="Feuille4.C1:Feuille4.C1" chart:class="chart:area">
            <chart:data-point chart:repeated="7"/>
          </chart:series>
          <chart:series chart:style-name="ch8" chart:values-cell-range-address="Feuille4.E2:Feuille4.E8" chart:label-cell-address="Feuille4.E1:Feuille4.E1" chart:class="chart:area">
            <chart:data-point chart:repeated="7"/>
          </chart:series>
          <chart:series chart:style-name="ch9" chart:values-cell-range-address="Feuille4.D2:Feuille4.D8" chart:label-cell-address="Feuille4.D1:Feuille4.D1" chart:class="chart:area">
            <chart:data-point chart:repeated="7"/>
          </chart:series>
          <chart:series chart:style-name="ch10" chart:values-cell-range-address="Feuille4.B2:Feuille4.B8" chart:label-cell-address="Feuille4.B1:Feuille4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4.C1:Feuille4.C1</svg:desc>
                </draw:g>
              </table:table-cell>
              <table:table-cell office:value-type="string">
                <text:p>autre</text:p>
                <draw:g>
                  <svg:desc>Feuille4.E1:Feuille4.E1</svg:desc>
                </draw:g>
              </table:table-cell>
              <table:table-cell office:value-type="string">
                <text:p>obione</text:p>
                <draw:g>
                  <svg:desc>Feuille4.D1:Feuille4.D1</svg:desc>
                </draw:g>
              </table:table-cell>
              <table:table-cell office:value-type="string">
                <text:p>salicorne</text:p>
                <draw:g>
                  <svg:desc>Feuille4.B1:Feuille4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Feuille4.A2:Feuille4.A8</svg:desc>
                </draw:g>
              </table:table-cell>
              <table:table-cell office:value-type="float" office:value="0">
                <text:p>0</text:p>
                <draw:g>
                  <svg:desc>Feuille4.C2:Feuille4.C8</svg:desc>
                </draw:g>
              </table:table-cell>
              <table:table-cell office:value-type="float" office:value="0">
                <text:p>0</text:p>
                <draw:g>
                  <svg:desc>Feuille4.E2:Feuille4.E8</svg:desc>
                </draw:g>
              </table:table-cell>
              <table:table-cell office:value-type="float" office:value="20">
                <text:p>20</text:p>
                <draw:g>
                  <svg:desc>Feuille4.D2:Feuille4.D8</svg:desc>
                </draw:g>
              </table:table-cell>
              <table:table-cell office:value-type="float" office:value="80">
                <text:p>80</text:p>
                <draw:g>
                  <svg:desc>Feuille4.B2:Feuille4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